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5059a" officeooo:paragraph-rsid="0005059a"/>
    </style:style>
    <style:style style:name="P2" style:family="paragraph" style:parent-style-name="Standard" style:list-style-name="L1">
      <style:text-properties officeooo:rsid="00052244" officeooo:paragraph-rsid="00052244"/>
    </style:style>
    <style:style style:name="P3" style:family="paragraph" style:parent-style-name="Standard" style:list-style-name="L1">
      <style:text-properties officeooo:rsid="00064889" officeooo:paragraph-rsid="00075794"/>
    </style:style>
    <style:style style:name="P4" style:family="paragraph" style:parent-style-name="Standard" style:list-style-name="L1">
      <style:text-properties officeooo:rsid="000a3c9f" officeooo:paragraph-rsid="000a3c9f"/>
    </style:style>
    <style:style style:name="P5" style:family="paragraph" style:parent-style-name="Standard" style:list-style-name="L1">
      <style:text-properties officeooo:rsid="000bf7c4" officeooo:paragraph-rsid="000bf7c4"/>
    </style:style>
    <style:style style:name="P6" style:family="paragraph" style:parent-style-name="Standard" style:list-style-name="L1">
      <style:text-properties officeooo:rsid="000d6545" officeooo:paragraph-rsid="000d6545"/>
    </style:style>
    <style:style style:name="P7" style:family="paragraph" style:parent-style-name="Standard" style:list-style-name="L1">
      <style:text-properties officeooo:rsid="000dc03f" officeooo:paragraph-rsid="000dc03f"/>
    </style:style>
    <style:style style:name="P8" style:family="paragraph" style:parent-style-name="Standard" style:list-style-name="L1">
      <style:text-properties officeooo:rsid="0012caea" officeooo:paragraph-rsid="0012caea"/>
    </style:style>
    <style:style style:name="T1" style:family="text">
      <style:text-properties officeooo:rsid="00075794"/>
    </style:style>
    <style:style style:name="T2" style:family="text">
      <style:text-properties officeooo:rsid="000fa056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085515981779866261" text:style-name="L1">
        <text:list-item>
          <text:p text:style-name="P1">Learning by doing is the most efficient way of learning engineering.</text:p>
        </text:list-item>
        <text:list-item>
          <text:p text:style-name="P2">Architecture is important because it:</text:p>
          <text:list>
            <text:list-item>
              <text:p text:style-name="P2">Control<text:span text:style-name="T2">s</text:span> complexity</text:p>
            </text:list-item>
            <text:list-item>
              <text:p text:style-name="P2">Enforces best practice</text:p>
            </text:list-item>
            <text:list-item>
              <text:p text:style-name="P2">Give consistency and uniformity</text:p>
            </text:list-item>
            <text:list-item>
              <text:p text:style-name="P2">Increase predictability</text:p>
            </text:list-item>
            <text:list-item>
              <text:p text:style-name="P2">Enable re-use</text:p>
            </text:list-item>
          </text:list>
        </text:list-item>
        <text:list-item>
          <text:p text:style-name="P3">Tools are there to help you not to replac<text:span text:style-name="T1">e</text:span> your brain.</text:p>
        </text:list-item>
        <text:list-item>
          <text:p text:style-name="P4">Good programmers can get comfortable with a new language in a week, and view languages as tools, not religions to be guarded and defended from slander.</text:p>
        </text:list-item>
        <text:list-item>
          <text:p text:style-name="P5">Conflicts exist everywhere, you always need to trade-off.</text:p>
        </text:list-item>
        <text:list-item>
          <text:p text:style-name="P6">Unit testing is essential.</text:p>
        </text:list-item>
        <text:list-item>
          <text:p text:style-name="P7">Coding should be easy and straightforward, otherwise, there's something wrong with the project.</text:p>
        </text:list-item>
        <text:list-item>
          <text:p text:style-name="P8">The answer may be wrong(Always suspects the answers the computer gives).</text:p>
        </text:list-item>
        <text:list-item>
          <text:p text:style-name="P8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H7M18S</meta:editing-duration>
    <meta:editing-cycles>18</meta:editing-cycles>
    <meta:generator>LibreOffice/4.1.3.2$Linux_X86_64 LibreOffice_project/410m0$Build-2</meta:generator>
    <dc:date>2014-05-25T17:58:37.101911436</dc:date>
    <dc:creator>Simple </dc:creator>
    <meta:document-statistic meta:table-count="0" meta:image-count="0" meta:object-count="0" meta:page-count="1" meta:paragraph-count="14" meta:word-count="116" meta:character-count="700" meta:non-whitespace-character-count="611"/>
    <meta:user-defined meta:name="Info 1"/>
    <meta:user-defined meta:name="Info 2"/>
    <meta:user-defined meta:name="Info 3"/>
    <meta:user-defined meta:name="Info 4"/>
  </office:meta>
</office:document-meta>
</file>